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FD00000092FFBA49EFEC3BB67D.png" manifest:media-type="image/png"/>
  <manifest:file-entry manifest:full-path="Pictures/100000010000014B00000087A2001199DABEAA97.png" manifest:media-type="image/png"/>
  <manifest:file-entry manifest:full-path="Pictures/10000001000002410000005BF6EC0A20EB1AE9F9.png" manifest:media-type="image/png"/>
  <manifest:file-entry manifest:full-path="Pictures/100000010000023B00000081B43D0BEEE455473E.png" manifest:media-type="image/png"/>
  <manifest:file-entry manifest:full-path="Pictures/10000001000002260000006225968367AFBF83DF.png" manifest:media-type="image/png"/>
  <manifest:file-entry manifest:full-path="Pictures/10000001000003D20000008DD672CD8C46B7C83E.png" manifest:media-type="image/png"/>
  <manifest:file-entry manifest:full-path="Pictures/10000001000003BA0000008030EBE607E5BFD877.png" manifest:media-type="image/png"/>
  <manifest:file-entry manifest:full-path="Pictures/100000010000022B00000083AD01C0007F8B4B02.png" manifest:media-type="image/png"/>
  <manifest:file-entry manifest:full-path="Pictures/10000001000003DC0000009372F4B0720CB07A9F.png" manifest:media-type="image/png"/>
  <manifest:file-entry manifest:full-path="Pictures/100000010000030E000000705C36A6F143769714.png" manifest:media-type="image/png"/>
  <manifest:file-entry manifest:full-path="Pictures/1000000100000234000000712C1609E9ECB9B7D2.png" manifest:media-type="image/png"/>
  <manifest:file-entry manifest:full-path="Pictures/10000001000003D3000000B2BB212B652FDCE288.png" manifest:media-type="image/png"/>
  <manifest:file-entry manifest:full-path="Pictures/10000001000003270000007285E80B51AC55C676.png" manifest:media-type="image/png"/>
  <manifest:file-entry manifest:full-path="Pictures/10000001000003BF000000944A516E94E56B8D89.png" manifest:media-type="image/png"/>
  <manifest:file-entry manifest:full-path="Pictures/10000001000000D300000137CB20436730113A56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font-size="10pt" officeooo:rsid="00033984" officeooo:paragraph-rsid="00033984" style:font-size-asian="8.75pt" style:font-size-complex="10pt"/>
    </style:style>
    <style:style style:name="P2" style:family="paragraph" style:parent-style-name="Standard">
      <style:text-properties officeooo:rsid="0010ae0b" officeooo:paragraph-rsid="00033984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bold" officeooo:rsid="0010ae0b" officeooo:paragraph-rsid="00033984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officeooo:rsid="00033984"/>
    </style:style>
    <style:style style:name="T2" style:family="text">
      <style:text-properties officeooo:rsid="000770ba"/>
    </style:style>
    <style:style style:name="T3" style:family="text">
      <style:text-properties officeooo:rsid="000effc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Creación Tablas (MYSQL) </text:p>
      <text:p text:style-name="P3"/>
      <text:p text:style-name="P3"/>
      <text:p text:style-name="P2">Ejercicio <text:span text:style-name="T1">3</text:span>.- <text:span text:style-name="T3">Parques.</text:span></text:p>
      <text:p text:style-name="P2"/>
      <text:p text:style-name="P2"><draw:frame draw:style-name="fr1" draw:name="Imagen1" text:anchor-type="char" svg:width="8.758cm" svg:height="3.572cm" draw:z-index="0"><draw:image xlink:href="Pictures/100000010000014B00000087A2001199DABEAA9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1" draw:name="Imagen2" text:anchor-type="char" svg:width="15.268cm" svg:height="2.408cm" draw:z-index="1"><draw:image xlink:href="Pictures/10000001000002410000005BF6EC0A20EB1AE9F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1" draw:name="Imagen3" text:anchor-type="char" svg:width="15.109cm" svg:height="3.413cm" draw:z-index="2"><draw:image xlink:href="Pictures/100000010000023B00000081B43D0BEEE455473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2" draw:name="Imagen4" text:anchor-type="char" svg:width="19.001cm" svg:height="2.738cm" draw:z-index="3"><draw:image xlink:href="Pictures/10000001000003D20000008DD672CD8C46B7C83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3" draw:name="Imagen5" text:anchor-type="char" svg:width="17cm" svg:height="2.279cm" draw:z-index="4"><draw:image xlink:href="Pictures/10000001000003BA0000008030EBE607E5BFD87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1" draw:name="Imagen6" text:anchor-type="char" svg:width="14.686cm" svg:height="3.466cm" draw:z-index="5"><draw:image xlink:href="Pictures/100000010000022B00000083AD01C0007F8B4B02.png" xlink:type="simple" xlink:show="embed" xlink:actuate="onLoad" draw:mime-type="image/png"/></draw:frame><text:tab/><text:tab/><text:tab/><text:tab/><text:tab/><text:tab/><text:span text:style-name="T2"><text:tab/><text:tab/><text:tab/><text:tab/><text:tab/><text:tab/><text:tab/><text:tab/><text:tab/><text:tab/><text:tab/><text:tab/><text:tab/><text:tab/><text:tab/><text:tab/><text:tab/><text:tab/><text:tab/><text:tab/></text:span></text:p>
      <text:p text:style-name="P2"><draw:frame draw:style-name="fr2" draw:name="Imagen7" text:anchor-type="char" svg:width="19.001cm" svg:height="2.716cm" draw:z-index="6"><draw:image xlink:href="Pictures/10000001000003FD00000092FFBA49EFEC3BB67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1" draw:name="Imagen8" text:anchor-type="char" svg:width="14.554cm" svg:height="2.593cm" draw:z-index="7"><draw:image xlink:href="Pictures/10000001000002260000006225968367AFBF83D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2" draw:name="Imagen9" text:anchor-type="char" svg:width="19.6cm" svg:height="2.914cm" draw:z-index="8"><draw:image xlink:href="Pictures/10000001000003DC0000009372F4B0720CB07A9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3" draw:name="Imagen10" text:anchor-type="char" svg:width="17cm" svg:height="2.434cm" draw:z-index="9"><draw:image xlink:href="Pictures/100000010000030E000000705C36A6F143769714.png" xlink:type="simple" xlink:show="embed" xlink:actuate="onLoad" draw:mime-type="image/png"/></draw:frame><text:tab/><text:tab/><text:tab/><text:tab/><text:tab/><text:tab/><text:tab/><text:tab/><text:tab/><text:tab/><text:tab/><text:tab/><text:tab/><text:tab/><draw:frame draw:style-name="fr4" draw:name="Imagen11" text:anchor-type="char" svg:x="0.836cm" svg:y="3.344cm" svg:width="14.924cm" svg:height="2.99cm" draw:z-index="10"><draw:image xlink:href="Pictures/1000000100000234000000712C1609E9ECB9B7D2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2"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2" draw:name="Imagen12" text:anchor-type="char" svg:width="19.203cm" svg:height="3.491cm" draw:z-index="11"><draw:image xlink:href="Pictures/10000001000003D3000000B2BB212B652FDCE288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3" draw:name="Imagen13" text:anchor-type="char" svg:width="17cm" svg:height="2.401cm" draw:z-index="12"><draw:image xlink:href="Pictures/10000001000003270000007285E80B51AC55C676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2" draw:name="Imagen14" text:anchor-type="char" svg:width="19.253cm" svg:height="2.97cm" draw:z-index="13"><draw:image xlink:href="Pictures/10000001000003BF000000944A516E94E56B8D89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2"><draw:frame draw:style-name="fr1" draw:name="Imagen15" text:anchor-type="char" svg:width="5.583cm" svg:height="8.229cm" draw:z-index="14"><draw:image xlink:href="Pictures/10000001000000D300000137CB20436730113A5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pt" officeooo:rsid="00033984" officeooo:paragraph-rsid="00033984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drigo Martínez Delgado<text:tab/><text:tab/>Bases de datos</text:p>
      </style:header>
      <style:footer>
        <text:p text:style-name="Footer">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07:49:06.685000000</meta:creation-date>
    <dc:date>2023-11-07T09:04:11.192000000</dc:date>
    <meta:editing-duration>PT1H12M51S</meta:editing-duration>
    <meta:editing-cycles>17</meta:editing-cycles>
    <meta:generator>LibreOffice/7.5.4.2$Windows_X86_64 LibreOffice_project/36ccfdc35048b057fd9854c757a8b67ec53977b6</meta:generator>
    <meta:document-statistic meta:table-count="0" meta:image-count="15" meta:object-count="0" meta:page-count="3" meta:paragraph-count="18" meta:word-count="13" meta:character-count="502" meta:non-whitespace-character-count="76"/>
  </office:meta>
</office:document-meta>
</file>